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" svg:font-family="Roboto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fo:font-variant="normal" fo:text-transform="none" fo:color="#ffffff" style:font-name="Roboto" fo:font-size="10.5pt" fo:letter-spacing="normal" fo:font-style="normal" fo:font-weight="normal"/>
    </style:style>
    <style:style style:name="T2" style:family="text">
      <style:text-properties fo:font-variant="normal" fo:text-transform="none" fo:color="#000000" style:font-name="Roboto" fo:font-size="10.5pt" fo:letter-spacing="normal" fo:font-style="normal" fo:font-weight="normal"/>
    </style:style>
    <style:style style:name="T3" style:family="text">
      <style:text-properties fo:color="#0000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for eclipse</text:p>
      <text:list xml:id="list6800580517570943287" text:style-name="L1">
        <text:list-item>
          <text:p text:style-name="P1">download and install javafx sdk</text:p>
        </text:list-item>
      </text:list>
      <text:p text:style-name="Standard">delete module info.java</text:p>
      <text:p text:style-name="Standard"/>
      <text:p text:style-name="Standard">right click on project, run -&gt; run as -&gt; run congigurations </text:p>
      <text:p text:style-name="Standard">click arguments then in vm arguments put <text:span text:style-name="T2">--module-path "path-to-lib-folder" --add-modules javafx.controls,javafx.graphics,javafx.fxml</text:span><text:span text:style-name="T3"> <text:s text:c="3"/>change path to actual path</text:span></text:p>
      <text:p text:style-name="Standard"><text:span text:style-name="T3"/></text:p>
      <text:p text:style-name="Standard"><text:span text:style-name="T3">then go to dependancies remove javaFX from class path and add to module path</text:span></text:p>
      <text:p text:style-name="Standard"><text:span text:style-name="T3"/></text:p>
      <text:p text:style-name="Standard"><text:span text:style-name="T3">everything worked! Now up to stages <text:s/></text:span><text:a xlink:type="simple" xlink:href="https://www.youtube.com/watch?v=As7TEjqJ3Ao&amp;list=PLZPZq0r_RZOM-8vJA3NQFZB7JroDcMwev&amp;index=3" text:style-name="Internet_20_link" text:visited-style-name="Visited_20_Internet_20_Link">https://www.youtube.com/watch?v=As7TEjqJ3Ao&amp;list=PLZPZq0r_RZOM-8vJA3NQFZB7JroDcMwev&amp;index=3</text:a><text:span text:style-name="T3"> </text:span></text:p>
      <text:p text:style-name="Standard"><text:span text:style-name="T3"/></text:p>
      <text:p text:style-name="Standard"><text:span text:style-name="T3"/></text:p>
      <text:p text:style-name="Standard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" svg:font-family="Roboto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4M50S</meta:editing-duration>
    <meta:editing-cycles>7</meta:editing-cycles>
    <meta:generator>OpenOffice/4.1.11$Win32 OpenOffice.org_project/4111m1$Build-9808</meta:generator>
    <dc:date>2024-04-01T13:21:55.57</dc:date>
    <dc:creator>Jack Badawy</dc:creator>
    <meta:document-statistic meta:table-count="0" meta:image-count="0" meta:object-count="0" meta:page-count="1" meta:paragraph-count="7" meta:word-count="63" meta:character-count="503"/>
    <meta:user-defined meta:name="Info 1"/>
    <meta:user-defined meta:name="Info 2"/>
    <meta:user-defined meta:name="Info 3"/>
    <meta:user-defined meta:name="Info 4"/>
  </office:meta>
</office:document-meta>
</file>